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100000041E8AB558D.eps"/>
  <manifest:file-entry manifest:media-type="image/png" manifest:full-path="Pictures/10000201000004B0000003842AB1916F.png"/>
  <manifest:file-entry manifest:media-type="" manifest:full-path="Pictures/200000020000019B0000003580B7EB16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1" style:family="paragraph">
      <style:paragraph-properties fo:margin-left="0cm" fo:margin-right="0cm" fo:text-indent="0cm"/>
      <style:text-properties fo:font-size="10pt" fo:font-style="normal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18pt" style:text-underline-style="none" fo:font-weight="normal"/>
    </style:style>
    <style:style style:name="T4" style:family="text">
      <style:text-properties fo:font-size="26pt" style:text-underline-style="none" fo:font-weight="normal"/>
    </style:style>
    <style:style style:name="T5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6" style:family="text">
      <style:text-properties fo:font-style="normal" fo:text-shadow="none" style:text-underline-style="none" fo:font-weight="normal"/>
    </style:style>
    <style:style style:name="T7" style:family="text">
      <style:text-properties fo:color="#000080" fo:font-style="normal" fo:text-shadow="1pt 1pt" style:text-underline-style="none" fo:font-weight="normal"/>
    </style:style>
    <style:style style:name="T8" style:family="text">
      <style:text-properties fo:font-style="normal" fo:text-shadow="1pt 1pt" style:text-underline-style="none" fo:font-weight="normal"/>
    </style:style>
    <style:style style:name="T9" style:family="text">
      <style:text-properties fo:font-style="normal"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32pt" fo:font-style="normal"/>
    </style:style>
    <style:style style:name="T12" style:family="text">
      <style:text-properties fo:color="#c90016" fo:font-size="32pt" fo:font-style="normal"/>
    </style:style>
    <style:style style:name="T13" style:family="text">
      <style:text-properties fo:color="#c90016" fo:font-size="32pt" fo:font-style="normal" style:text-underline-style="none" fo:font-weight="normal"/>
    </style:style>
    <style:style style:name="T14" style:family="text">
      <style:text-properties fo:color="#660066" fo:font-size="28pt" fo:font-style="normal"/>
    </style:style>
    <style:style style:name="T15" style:family="text">
      <style:text-properties fo:font-size="28pt" fo:font-style="normal"/>
    </style:style>
    <style:style style:name="T16" style:family="text">
      <style:text-properties fo:font-size="28pt" fo:font-style="italic"/>
    </style:style>
    <style:style style:name="T17" style:family="text">
      <style:text-properties style:text-underline-style="none" fo:font-weight="bold"/>
    </style:style>
    <style:style style:name="T18" style:family="text">
      <style:text-properties fo:font-size="32pt" style:text-underline-style="none" fo:font-weight="normal"/>
    </style:style>
    <style:style style:name="T19" style:family="text">
      <style:text-properties fo:color="#000080" fo:font-size="32pt" style:text-underline-style="none" fo:font-weight="normal"/>
    </style:style>
    <style:style style:name="T20" style:family="text">
      <style:text-properties fo:font-size="28pt" fo:font-style="italic" style:text-underline-style="none" fo:font-weight="normal"/>
    </style:style>
    <style:style style:name="T21" style:family="text">
      <style:text-properties fo:font-size="26pt" fo:font-style="italic" style:text-underline-style="none" fo:font-weight="normal"/>
    </style:style>
    <style:style style:name="T22" style:family="text">
      <style:text-properties fo:font-size="10pt"/>
    </style:style>
    <style:style style:name="T23" style:family="text">
      <style:text-properties fo:font-size="11pt"/>
    </style:style>
    <style:style style:name="T24" style:family="text">
      <style:text-properties fo:font-size="32pt" fo:font-style="italic" fo:font-weight="bold"/>
    </style:style>
    <style:style style:name="T25" style:family="text">
      <style:text-properties fo:font-size="32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3.07cm" svg:x="1.301cm" svg:y="4.965cm" presentation:class="subtitle" presentation:user-transformed="true">
          <draw:text-box>
            <text:p text:style-name="P2"><text:span text:style-name="T1"><text:s/></text:span><text:span text:style-name="T1">ESPRESSIONE LINEARE DELLA BUSINESS <text:s text:c="3"/></text:span></text:p>
            <text:p text:style-name="P2"><text:span text:style-name="T1"><text:s/></text:span><text:span text:style-name="T1">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<text:s/></text:span><text:span text:style-name="T4">OpRule: AND</text:span></text:p>
            <text:p text:style-name="P2"><text:span text:style-name="T4"><text:s text:c="15"/></text:span><text:span text:style-name="T4">OR</text:span></text:p>
          </draw:text-box>
        </draw:frame>
        <draw:frame draw:style-name="gr1" draw:text-style-name="P5" draw:layer="layout" svg:width="21.5cm" svg:height="4.5cm" svg:x="3.5cm" svg:y="9.5cm">
          <draw:image xlink:href="Pictures/200000020000016100000041E8AB558D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<text:s/></text:span><text:span text:style-name="T1">ESPRESSIONE DELLA 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1"/></text:p>
            <text:p text:style-name="P2"><text:span text:style-name="T4"><text:s/></text:span><text:span text:style-name="T4">conf: =, != </text:span></text:p>
            <text:p text:style-name="P2"><text:span text:style-name="T4"><text:s text:c="10"/></text:span><text:span text:style-name="T4">&lt;, &gt;</text:span></text:p>
            <text:p text:style-name="P2"><text:span text:style-name="T4"><text:s text:c="10"/></text:span><text:span text:style-name="T4">&lt;=, &gt;=</text:span></text:p>
          </draw:text-box>
        </draw:frame>
        <draw:frame draw:style-name="gr1" draw:text-style-name="P5" draw:layer="layout" svg:width="22.5cm" svg:height="4cm" svg:x="3cm" svg:y="8.5cm">
          <draw:image xlink:href="Pictures/200000020000019B0000003580B7EB1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7" draw:layer="layout" svg:width="25.199cm" svg:height="12.75cm" svg:x="1.301cm" svg:y="5.124cm" presentation:class="subtitle" presentation:user-transformed="true">
          <draw:text-box>
            <text:p text:style-name="P3"><text:span text:style-name="T5">EXP</text:span></text:p>
            <text:p text:style-name="P2"><text:span text:style-name="T6"><text:s/></text:span><text:span text:style-name="T6">I campi dati dell'espressione possono essere: <text:s text:c="2"/></text:span></text:p>
            <text:p text:style-name="P2"><text:span text:style-name="T6"><text:s/></text:span><text:span text:style-name="T6">float, bool, string.</text:span></text:p>
            <text:p text:style-name="P2"><text:span text:style-name="T7"><text:s/></text:span><text:span text:style-name="T7">FLOAT</text:span><text:span text:style-name="T8"> operazioni consentite: +, -, *, /</text:span></text:p>
            <text:p text:style-name="P2"><text:span text:style-name="T8"><text:s text:c="13"/></text:span><text:span text:style-name="T8">e le funzioni avg, conut, sum</text:span></text:p>
            <text:p text:style-name="P2"><text:span text:style-name="T7"><text:s/></text:span><text:span text:style-name="T7">BOOL</text:span><text:span text:style-name="T8"> operazioni consentite: NOT, &amp;&amp;, ||</text:span></text:p>
            <text:p text:style-name="P2"><text:span text:style-name="T7"><text:s/></text:span><text:span text:style-name="T7">STRING</text:span><text:span text:style-name="T8"> non consente operazion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75cm" svg:x="1.301cm" svg:y="5cm" presentation:class="subtitle" presentation:user-transformed="true">
          <draw:text-box>
            <text:p text:style-name="P3"><text:span text:style-name="T9">Esempio di una grammatica:</text:span></text:p>
            <text:p text:style-name="P3"><text:span text:style-name="T10"/></text:p>
            <text:p text:style-name="P2"><text:span text:style-name="T11"><text:s/></text:span><text:span text:style-name="T12">nome=</text:span><text:span text:style-name="T13">“</text:span><text:span text:style-name="T12">capo” AND SUM(entrate)&lt;SUM(uscite) <text:s/></text:span></text:p>
            <text:p text:style-name="P2"><text:span text:style-name="T12"><text:s/></text:span><text:span text:style-name="T12">message(“errore nella regola”)</text:span></text:p>
            <text:p text:style-name="P2"><text:span text:style-name="T14"/></text:p>
            <text:p text:style-name="P8"><text:span text:style-name="T15"/></text:p>
            <text:p text:style-name="P3"><text:span text:style-name="T16">trasformiamo ora questa regola in un AST 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932cm" svg:x="1.5cm" svg:y="5.068cm" presentation:class="subtitle" presentation:user-transformed="true">
          <draw:text-box>
            <text:p text:style-name="P1"><text:span text:style-name="T1">AST</text:span><text:span text:style-name="T17"> relativo alla precedente grammatica:</text:span></text:p>
            <text:p text:style-name="P2"><text:span text:style-name="T18"/></text:p>
            <text:p text:style-name="P2"><text:span text:style-name="T19">(AND(=nome “capo”)(&lt;(SUM entate)(SUM uscite) (message “errore nella regola”)))</text:span></text:p>
            <text:p text:style-name="P2"><text:span text:style-name="T18"/></text:p>
            <text:p text:style-name="P2"><text:span text:style-name="T18"/></text:p>
            <text:p text:style-name="P8"><text:span text:style-name="T20">graficamente . . ..</text:span></text:p>
            <text:p text:style-name="P2"><text:span text:style-name="T2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1" draw:layer="layout" svg:width="25.199cm" svg:height="12.75cm" svg:x="1.301cm" svg:y="5.125cm" presentation:class="subtitle">
          <draw:text-box>
            <text:p text:style-name="P3"><text:span text:style-name="T22"/></text:p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2" draw:layer="layout" svg:width="25.199cm" svg:height="13.383cm" svg:x="1.301cm" svg:y="5.025cm" presentation:class="subtitle" presentation:user-transformed="true">
          <draw:text-box>
            <text:p text:style-name="P12"><text:span text:style-name="T23"><text:s text:c="2"/></text:span><text:span text:style-name="T24">dall'AST all'</text:span><text:span text:style-name="T25">XML:</text:span></text:p>
            <text:p text:style-name="P12"><text:span text:style-name="T23"><text:s text:c="2"/></text:span><text:span text:style-name="T23">&lt;BusinessRule associated="Articolo" comment="commento" name="nome"&gt;</text:span></text:p>
            <text:p text:style-name="P12"><text:span text:style-name="T23"><text:s text:c="6"/></text:span><text:span text:style-name="T23">&lt;AstRuleVersion value="(AND (= nome &amp;quot;capo&amp;quot;) (&amp;lt; (SUM entrate) (SUM uscite) (message &amp;quot;errore nella regola&amp;quot;)))"/&gt;</text:span></text:p>
            <text:p text:style-name="P12"><text:span text:style-name="T23"><text:s text:c="6"/></text:span><text:span text:style-name="T23">&lt;OpRule type="AND"&gt;</text:span></text:p>
            <text:p text:style-name="P12"><text:span text:style-name="T23"><text:s text:c="10"/></text:span><text:span text:style-name="T23">&lt;Conf type="="&gt;</text:span></text:p>
            <text:p text:style-name="P12"><text:span text:style-name="T23"><text:s text:c="14"/></text:span><text:span text:style-name="T23">&lt;FIELD&gt;nome&lt;/FIELD&gt;</text:span></text:p>
            <text:p text:style-name="P12"><text:span text:style-name="T23"><text:s text:c="14"/></text:span><text:span text:style-name="T23">&lt;STRING&gt;"capo"&lt;/STRIN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10"/></text:span><text:span text:style-name="T23">&lt;Conf type="&amp;lt;"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entra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usci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Msg type="message"&gt;</text:span></text:p>
            <text:p text:style-name="P12"><text:span text:style-name="T23"><text:s text:c="18"/></text:span><text:span text:style-name="T23">&lt;STRING&gt;"errore della regola"&lt;/STRING&gt;</text:span></text:p>
            <text:p text:style-name="P12"><text:span text:style-name="T23"><text:s text:c="14"/></text:span><text:span text:style-name="T23">&lt;/Ms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6"/></text:span><text:span text:style-name="T23">&lt;/OpRule&gt;</text:span></text:p>
            <text:p text:style-name="P12"><text:span text:style-name="T23"><text:s text:c="2"/></text:span><text:span text:style-name="T23">&lt;/BusinessRule&gt;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2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3:04:09</dc:date>
    <dc:language>it-IT</dc:language>
    <meta:editing-cycles>34</meta:editing-cycles>
    <meta:editing-duration>PT4H18M4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